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3BC8E93CADF12B6ED9C.jpg" manifest:media-type="image/jpeg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59a5bf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Question Everything</text:span></text:p>
          <text:p xml:id="id2" text:id="id2" text:style-name="P1"><text:span text:style-name="T1">(Mempertanyakan Segalany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4.257cm" svg:y="13.333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3" xml:id="id3" draw:id="id3" draw:layer="layout" svg:width="11.95cm" svg:height="5.707cm" svg:x="3.283cm" svg:y="4.446cm">
          <draw:image xlink:href="Pictures/10000000000007D0000003BC8E93CADF12B6ED9C.jpg" xlink:type="simple" xlink:show="embed" xlink:actuate="onLoad" loext:mime-type="image/jpeg">
            <text:p/>
          </draw:image>
        </draw:frame>
        <draw:custom-shape draw:name="CustomShape 1_0" draw:style-name="gr5" draw:text-style-name="P7" xml:id="id4" draw:id="id4" draw:layer="layout" svg:width="6.235cm" svg:height="1.253cm" svg:x="17.143cm" svg:y="5.339cm">
          <text:p text:style-name="P1"><text:span text:style-name="T5">Memicu berpikir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2_0" draw:style-name="gr6" draw:text-style-name="P7" xml:id="id5" draw:id="id5" draw:layer="layout" svg:width="6.235cm" svg:height="1.253cm" svg:x="17.253cm" svg:y="7.629cm">
          <text:p text:style-name="P1"><text:span text:style-name="T5">Membunuh asumsi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3_1" draw:style-name="gr7" draw:text-style-name="P5" draw:layer="layout" svg:width="7.299cm" svg:height="0.801cm" svg:x="3.679cm" svg:y="13.333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*0.70;width" smil:keyTimes="0;1"/>
                  <anim:animate smil:dur="1s" smil:fill="hold" smil:targetElement="id3" smil:attributeName="height" smil:values="height;height" smil:keyTimes="0;1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14:49.491208833</meta:creation-date>
    <dc:date>2021-12-29T14:15:05.897507443</dc:date>
    <meta:editing-duration>PT17S</meta:editing-duration>
    <meta:editing-cycles>1</meta:editing-cycles>
    <meta:document-statistic meta:object-count="44"/>
    <meta:generator>LibreOffice/6.4.7.2$Linux_X86_64 LibreOffice_project/40$Build-2</meta:generator>
  </office:meta>
</office:document-meta>
</file>